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10.0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5.576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374cm" fo:margin-bottom="0cm" fo:text-indent="0cm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Title Pending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What I think about the theme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Metamorphosis</text:span> – my initla thoughts are of worm like creatures turning into liquid moosh inside cocoons to re-create themselves</text:p>
              </text:list-item>
              <text:list-item>
                <text:p>But are they really themselves once the transofrmation is compete? What if the change was so great that it’s no longer the same entitiy?</text:p>
              </text:list-item>
              <text:list-item>
                <text:p>A feature that allows the player to re-spec their build would go great with this theme</text:p>
              </text:list-item>
              <text:list-item>
                <text:p text:style-name="P2"><text:span text:style-name="T2">Can’t say m</text:span><text:span text:style-name="T3">etamorphosis with first going meta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What I would like to mak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A stat system where the player spends skill points to upgrade something</text:p>
              </text:list-item>
              <text:list-item>
                <text:p>A re-spec system where the player can re-fund investments previously made</text:p>
              </text:list-item>
              <text:list-item>
                <text:p>Shaders, not sure in what form, but shaders</text:p>
              </text:list-item>
              <text:list-item>
                <text:p>Card game stuff? Maybe…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l" fo:country="PL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09:56:18.552771746</meta:creation-date>
    <meta:editing-duration>PT5M22S</meta:editing-duration>
    <meta:editing-cycles>3</meta:editing-cycles>
    <meta:generator>LibreOffice/24.8.3.2$Linux_X86_64 LibreOffice_project/e14c9fdd1f585efcbb2c5363087a99d20928d522</meta:generator>
    <dc:title>Blue Curve</dc:title>
    <dc:date>2025-01-11T10:24:47.229580205</dc:date>
    <meta:document-statistic meta:object-count="46"/>
  </office:meta>
</office:document-meta>
</file>